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2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J. Solomon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. M[?]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3 May 1872</text:p>
      <text:p text:style-name="P5">Month<text:tab/><text:tab/><text:tab/><text:tab/><text:tab/><text:tab/>May </text:p>
      <text:p text:style-name="P5">Year<text:tab/><text:tab/><text:tab/><text:tab/><text:tab/><text:tab/>1872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>There is a blue stamp of “Philp &amp; Solomons, Booksellers &amp; Stationers, Washington, D. C.” in the top left corner of page 1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May 3d 1872/</text:span></text:p>
      <text:p text:style-name="P2"><text:span text:style-name="T1">Rev. S. Ma[?]/</text:span></text:p>
      <text:p text:style-name="P2"><text:span text:style-name="T1"><text:tab/>My Dear Sir./</text:span></text:p>
      <text:p text:style-name="P2"><text:span text:style-name="T1"><text:tab/><text:tab/>Mrs. Maney/ of New York has called/ my attention to the book,/ as per the within title,/ which she claims would/ be a valuble[sic] book for/ publication by the “Jew-/ish Publication Society,”/ and for that purpose/</text:span></text:p>
      <text:p text:style-name="P2"><text:span text:style-name="T1"/></text:p>
      <text:p text:style-name="P2"><text:span text:style-name="T1">[Page 2]</text:span></text:p>
      <text:p text:style-name="P2"><text:span text:style-name="T1">would translate it. <text:s/>She/ thinks you know the/ author personally and/ I have no doubt/ you are familiar/ with the work./</text:span></text:p>
      <text:p text:style-name="P2"><text:span text:style-name="T1"><text:tab/>I give the [?]/tion, as given to me,/ for whatever it is/ worth./</text:span></text:p>
      <text:p text:style-name="P2"><text:span text:style-name="T1"><text:tab/>Permit me to/ avail of this occasion/ to express my deeply/</text:span></text:p>
      <text:p text:style-name="P2"><text:span text:style-name="T1">[Page 3]</text:span></text:p>
      <text:p text:style-name="P2"><text:span text:style-name="T1">felt sympathy for/ you and yours in the/ great loss you have/ sustained by the/ death of Mrs. Maurice/--a lady respected/ and beloved wherever/ known./</text:span></text:p>
      <text:p text:style-name="P2"><text:span text:style-name="T1"><text:tab/>Although it was/ not my privilege to/ meet her of late years/ I always recur to/ my early associations/ with her as one of/</text:span></text:p>
      <text:p text:style-name="P2"><text:span text:style-name="T1"/></text:p>
      <text:p text:style-name="P2"><text:span text:style-name="T1">[Page 4]</text:span></text:p>
      <text:p text:style-name="P2"><text:span text:style-name="T1">the most delightful/ periods of my life./</text:span></text:p>
      <text:p text:style-name="P2"><text:span text:style-name="T1"><text:tab/>With regards/</text:span></text:p>
      <text:p text:style-name="P2"><text:span text:style-name="T1"><text:tab/><text:tab/>I am/</text:span></text:p>
      <text:p text:style-name="P2"><text:span text:style-name="T1"><text:tab/><text:tab/>yours truly/</text:span></text:p>
      <text:p text:style-name="P2"><text:span text:style-name="T1"><text:tab/><text:tab/>A. J. Solomon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4T12:10:46</meta:creation-date>
    <dc:date>2009-05-14T13:07:01</dc:date>
    <dc:language>en-US</dc:language>
    <meta:editing-cycles>2</meta:editing-cycles>
    <meta:editing-duration>PT10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9" meta:word-count="348" meta:character-count="2272"/>
  </office:meta>
</office:document-meta>
</file>